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alibri"/>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 came across this opening for a Software Engineer position at MLB Advanced Media through Glassdoor and was interested in the possibility of applying my skills and experiences in the context of sports entertainment.</text:p>
      <text:p text:style-name="P1"/>
      <text:p text:style-name="P1">Throughout my years as a computer science major at Carleton College, I've been making sure to get a wide range of exposures, both in and outside of my major. Through some of the foundational classes, I've gained thorough experience in developing in a unix/linux environment. Furthermore, I have experience creating and working with REST APIs. In particular, in Software Design, I created a REST-ful API implemented in python that connects a front end to a Postgres database. Additionally, I took the not-so-popular Operating Systems course which introduced me to a lot of the concepts involved in working with distributed systems. Outside of my department, I explored various courses in the humanities to gain different ways of looking at the same problem. A course that stands out is Designing for Diversity which focused on the considerations that one must take if a system is to be as inclusive as possible.</text:p>
      <text:p text:style-name="P1"/>
      <text:p text:style-name="P1">I've applied the knowledge gained in my coursework in summer work opportunities in my past two summers. During my time in Lotic Labs, I worked on making calls to web APIs to process and store data put out by various environmental government agencies. This past summer, I worked on creating a prototype for a new social media platform that would emphasize connections in a locale. I created the backend, which included data storage and credentials management using AWS, and the frontend using Apache Cordova, which allows for mobile application development through HTML, CSS, and Javascript code. Though I cannot distribute an installation of this app, I do have a document with screenshots and descriptions of the features available at request.</text:p>
      <text:p text:style-name="P1"/>
      <text:p text:style-name="P1">I am excited to be able to apply problem solving and product building in the context of baseball media, and would make a perfect member of the team. I will bring all the skills I have, and will quickly learn others that will allow for the quickest transition into a productive collaborator for the emerging platform. Thank you for your consideratio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 Yun Kim</meta:initial-creator>
    <meta:creation-date>2017-12-18T10:55:34.88</meta:creation-date>
    <dc:date>2017-12-18T11:01:07.55</dc:date>
    <dc:creator>Ju Yun Kim</dc:creator>
    <meta:editing-duration>PT5M31S</meta:editing-duration>
    <meta:editing-cycles>2</meta:editing-cycles>
    <meta:generator>OpenOffice/4.1.4$Win32 OpenOffice.org_project/414m5$Build-9788</meta:generator>
    <meta:document-statistic meta:table-count="0" meta:image-count="0" meta:object-count="0" meta:page-count="1" meta:paragraph-count="4" meta:word-count="364" meta:character-count="2219"/>
  </office:meta>
</office:document-meta>
</file>